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8424in" fo:margin-left="-0.075in" fo:margin-top="0in" fo:margin-bottom="0in" table:align="left" style:writing-mode="lr-tb"/>
    </style:style>
    <style:style style:name="Таблица1.A" style:family="table-column">
      <style:table-column-properties style:column-width="3.0181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6931in" fo:margin-left="0.0069in" fo:margin-top="0in" fo:margin-bottom="0in" table:align="left" style:writing-mode="lr-tb"/>
    </style:style>
    <style:style style:name="Таблица2.A" style:family="table-column">
      <style:table-column-properties style:column-width="3.346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3" style:family="table">
      <style:table-properties style:width="6.6931in" fo:margin-left="0.0069in" fo:margin-top="0in" fo:margin-bottom="0in" table:align="left" style:writing-mode="lr-tb"/>
    </style:style>
    <style:style style:name="Таблица3.A" style:family="table-column">
      <style:table-column-properties style:column-width="3.346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4" style:family="table">
      <style:table-properties style:width="6.6931in" table:align="margins" style:writing-mode="lr-tb"/>
    </style:style>
    <style:style style:name="Таблица4.A" style:family="table-column">
      <style:table-column-properties style:column-width="1.6736in" style:rel-column-width="16384*"/>
    </style:style>
    <style:style style:name="Таблица4.D" style:family="table-column">
      <style:table-column-properties style:column-width="1.6729in" style:rel-column-width="16383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Heading_20_2">
      <style:paragraph-properties fo:line-height="150%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reak-before="auto" fo:break-after="auto" fo:background-color="transparen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</style:style>
    <style:style style:name="P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</style:style>
    <style:style style:name="P7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</style:style>
    <style:style style:name="P8" style:family="paragraph" style:parent-style-name="LO-normal">
      <style:paragraph-properties fo:margin-left="0in" fo:margin-right="0in" fo:line-height="150%" fo:text-align="justify" style:justify-single-word="false" fo:text-indent="0in" style:auto-text-indent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5118in" style:auto-text-indent="false" fo:break-before="auto" fo:break-after="auto" fo:background-color="transparent" fo:keep-with-next="auto">
        <style:tab-stops>
          <style:tab-stop style:position="0.4925in"/>
        </style:tab-stops>
      </style:paragraph-properties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4925in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cf83b" style:text-blinking="false" fo:background-color="transparent" style:font-size-asian="14pt" style:font-size-complex="14pt"/>
    </style:style>
    <style:style style:name="P21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22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23" style:family="paragraph" style:parent-style-name="Text_20_body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fo:background-color="transparent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officeooo:paragraph-rsid="000cf83b" style:text-blinking="false" fo:background-color="transparent" style:font-size-asian="14pt" style:font-size-complex="14pt"/>
    </style:style>
    <style:style style:name="P2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5in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7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LO-normal">
      <style:paragraph-properties fo:line-height="150%"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9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33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3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3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3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38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weight="bold" officeooo:rsid="000d94c2" officeooo:paragraph-rsid="000d94c2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 fo:font-size="14pt" officeooo:paragraph-rsid="000cf83b" style:font-size-asian="14pt" style:font-size-complex="14pt"/>
    </style:style>
    <style:style style:name="P43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P44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4pt" style:font-name-complex="Times New Roman2" style:font-size-complex="14pt"/>
    </style:style>
    <style:style style:name="P45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LO-normal">
      <style:paragraph-properties fo:text-align="center" style:justify-single-word="false" fo:orphans="0" fo:widows="0"/>
    </style:style>
    <style:style style:name="P4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language="ru" fo:country="RU" officeooo:rsid="000cf83b" officeooo:paragraph-rsid="000cf83b"/>
    </style:style>
    <style:style style:name="P48" style:family="paragraph" style:parent-style-name="Heading_20_2">
      <style:text-properties fo:font-weight="normal" officeooo:rsid="000d94c2" officeooo:paragraph-rsid="000d94c2" style:font-weight-asian="normal" style:font-weight-complex="normal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language="en" fo:country="US" officeooo:rsid="000d94c2" officeooo:paragraph-rsid="000d94c2"/>
    </style:style>
    <style:style style:name="P50" style:family="paragraph" style:parent-style-name="LO-normal">
      <style:paragraph-properties fo:text-align="center" style:justify-single-word="false" fo:orphans="0" fo:widows="0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94c2" officeooo:paragraph-rsid="000d94c2"/>
    </style:style>
    <style:style style:name="P5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0cf83b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41583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4b130"/>
    </style:style>
    <style:style style:name="P55" style:family="paragraph" style:parent-style-name="Table_20_Contents">
      <style:paragraph-properties fo:text-align="start" style:justify-single-word="false"/>
      <style:text-properties officeooo:rsid="00141583" officeooo:paragraph-rsid="00141583"/>
    </style:style>
    <style:style style:name="P56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style:page-number="1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57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0cf83b" officeooo:paragraph-rsid="000cf83b" style:font-size-asian="12.25pt" style:font-size-complex="14pt"/>
    </style:style>
    <style:style style:name="P58" style:family="paragraph" style:parent-style-name="LO-normal" style:list-style-name="L3">
      <style:paragraph-properties fo:line-height="150%" fo:text-align="justify" style:justify-single-word="false"/>
      <style:text-properties style:font-name="Times New Roman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19ecf" officeooo:paragraph-rsid="00119ec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50%" fo:text-align="justify" style:justify-single-word="false" fo:orphans="2" fo:widows="2" fo:background-color="transparent"/>
      <style:text-properties style:font-name="Times New Roman" fo:font-size="14pt" officeooo:paragraph-rsid="000cf83b" style:font-size-asian="14pt" style:font-size-complex="14pt"/>
    </style:style>
    <style:style style:name="P61" style:family="paragraph" style:parent-style-name="Text_20_body" style:list-style-name="L2">
      <style:paragraph-properties fo:margin-top="0in" fo:margin-bottom="0in" style:contextual-spacing="false" fo:line-height="138%" style:writing-mode="lr-tb"/>
      <style:text-properties style:font-name="Times New Roman" fo:font-size="14pt" officeooo:paragraph-rsid="000cf83b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fo:font-weight="normal" officeooo:rsid="000cf83b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cf83b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cf83b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3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" fo:font-size="14pt" officeooo:rsid="000cf83b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cf83b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fo:language="en" fo:country="US" fo:font-style="normal" officeooo:rsid="000d94c2" style:font-style-asian="normal" style:font-style-complex="normal"/>
    </style:style>
    <style:style style:name="T2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fo:font-weight="normal" officeooo:rsid="00119ecf" style:font-style-asian="normal" style:font-weight-asian="normal" style:font-style-complex="normal" style:font-weight-complex="normal"/>
    </style:style>
    <style:style style:name="T25" style:family="text">
      <style:text-properties fo:language="en" fo:country="US" officeooo:rsid="00115bc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d94c2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0d94c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weight-complex="bold"/>
    </style:style>
    <style:style style:name="T32" style:family="text">
      <style:text-properties officeooo:rsid="0012a443"/>
    </style:style>
    <style:style style:name="T33" style:family="text">
      <style:text-properties officeooo:rsid="00141583"/>
    </style:style>
    <style:style style:name="T34" style:family="text">
      <style:text-properties officeooo:rsid="00160ae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bookmark text:name="_heading=h.gjdgxs"/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3"><text:span text:style-name="T1">Ка</text:span><text:span text:style-name="T10">федра МО ЭВМ</text:span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1">ОТЧЕТ</text:p>
      <text:p text:style-name="P18">по лабораторной работе №<text:span text:style-name="T25">2</text:span></text:p>
      <text:p text:style-name="P3"><text:span text:style-name="T10">по дисциплине «</text:span><text:span text:style-name="T12">Параллельные алгоритмы</text:span><text:span text:style-name="T10">»</text:span></text:p>
      <text:p text:style-name="P3"><text:span text:style-name="T10">Тема: </text:span><text:bookmark text:name="docs-internal-guid-4952a30b-7fff-86b0-c78d-35d4af1d2392"/><text:span text:style-name="T2">Реализация взаимодействия потоков по шаблону “производитель-потребитель”</text:span></text:p>
      <text:p text:style-name="Text_20_body"/>
      <text:p text:style-name="P13"/>
      <text:p text:style-name="P13"/>
      <text:p text:style-name="P13"/>
      <text:p text:style-name="P14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1">Студент гр. </text:span><text:span text:style-name="T13">93</text:span><text:span text:style-name="T11">0</text:span><text:span text:style-name="T13">4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37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30">Сергеева Е.И.</text:p>
          </table:table-cell>
        </table:table-row>
      </table:table>
      <text:p text:style-name="P13"/>
      <text:p text:style-name="P13"/>
      <text:p text:style-name="P15">Санкт-Петербург</text:p>
      <text:p text:style-name="P4"><text:span text:style-name="T11"><text:s text:c="7"/>20</text:span><text:span text:style-name="T13">22</text:span></text:p>
      <text:h text:style-name="P9" text:outline-level="2">Цель работы.</text:h>
      <text:p text:style-name="P47"><text:span text:style-name="T13">Реализовать корректную работу потоков используя шаблон </text:span><text:span text:style-name="T3">“производитель-потребитель”.</text:span></text:p>
      <text:p text:style-name="P24"/>
      <text:p text:style-name="P35">Задание.</text:p>
      <text:p text:style-name="P21"><text:bookmark text:name="docs-internal-guid-8c2c756c-7fff-d142-f1c8-4e0874ac4c3c"/>На базе лаб. 1 (части 1.2.1 и 1.2.2) реализовать итерационное (потенциально бесконечное) выполнение подготовки, обработки и вывода данных. 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p>
      <text:p text:style-name="P22"/>
      <text:p text:style-name="P23">Из лаб. 1:</text:p>
      <text:list xml:id="list2292118370" text:style-name="L1">
        <text:list-item>
          <text:p text:style-name="P60"><text:span text:style-name="T5">1</text:span><text:span text:style-name="T6">.2.1</text:span></text:p>
        </text:list-item>
      </text:list>
      <text:p text:style-name="P42"><text:span text:style-name="T7"><text:tab/></text:span><text:bookmark text:name="docs-internal-guid-c000e8ec-7fff-3472-164f-238848757f4d"/><text:span text:style-name="T7">Выполнить задачу, разбив её на 3 </text:span><text:span text:style-name="T4">потока</text:span><text:span text:style-name="T7">. Выбрать механизм <text:tab/>обмена данными между </text:span><text:span text:style-name="T4">потоками</text:span><text:span text:style-name="T7">.</text:span></text:p>
      <text:p text:style-name="P20"><text:span text:style-name="T18">Поток</text:span> 1: заполняет данными входные матрицы (читает из файла или генерирует их некоторым образом).</text:p>
      <text:p text:style-name="P20"><text:span text:style-name="T18">Поток</text:span> 2: выполняет сложение.</text:p>
      <text:p text:style-name="P52"><text:span text:style-name="T8">Поток</text:span><text:span text:style-name="T9"> 3: выводит результат.</text:span></text:p>
      <text:list xml:id="list1371354530" text:style-name="L2">
        <text:list-item>
          <text:p text:style-name="P61">1.2.2</text:p>
        </text:list-item>
      </text:list>
      <text:p text:style-name="P19"><text:tab/>Разбить сложение на P потоков.</text:p>
      <text:p text:style-name="P19">Исследовать зависимость между количеством потоков, размерами входных данных и параметрами целевой вычислительной системы.</text:p>
      <text:p text:style-name="Text_20_body"><text:line-break/></text:p>
      <text:h text:style-name="P2" text:outline-level="2">Выполнение работы.</text:h>
      <text:p text:style-name="P36">Разделяемым ресурсом между потоками является структура <text:span text:style-name="T20">MatrixQueue</text:span><text:span text:style-name="T19">, </text:span>которая является оберткой для двух<text:span text:style-name="T19"> </text:span><text:span text:style-name="T20">queue</text:span><text:span text:style-name="T19"> </text:span>из стандартной библиотеки шаблонов и имеет методы для безопасного взаимодействия с ними из разных потоков. В первую <text:span text:style-name="T20">queue </text:span><text:span text:style-name="T26">(далее </text:span><text:span text:style-name="T21">matrixQueue</text:span><text:span text:style-name="T26">)</text:span> подаются данные, представленные указателями на структуру <text:span text:style-name="T20">Matrix, </text:span><text:span text:style-name="T26">в которой содержатся два </text:span><text:soft-page-break/><text:span text:style-name="T22">в</text:span><text:span text:style-name="T27">ектора</text:span><text:span text:style-name="T26"> — матрицы. Вторая <text:s/></text:span><text:span text:style-name="T20">queue </text:span><text:span text:style-name="T26">(далее </text:span><text:span text:style-name="T21">resultQueue</text:span><text:span text:style-name="T26">) </text:span><text:span text:style-name="T28">содержит результат сложения двух матриц в виде вектора.</text:span></text:p>
      <text:p text:style-name="P38"/>
      <text:p text:style-name="P38">Алгоритм работы:</text:p>
      <text:list xml:id="list1179034035" text:style-name="L3">
        <text:list-item>
          <text:p text:style-name="P57"><text:span text:style-name="T28">Первый поток безостановочно генерирует данные(матрицы) и складывает их в </text:span><text:span text:style-name="T23">matrixQueue</text:span><text:span text:style-name="T28">.</text:span></text:p>
        </text:list-item>
        <text:list-item>
          <text:p text:style-name="P57"><text:span text:style-name="T28">Второй поток постоянно проверяет наличие данных в </text:span><text:span text:style-name="T23">matrixQueue</text:span><text:span text:style-name="T28">, и если таковые имеются, то производит сложение и передает результат в resultQueue</text:span><text:span text:style-name="T23">.</text:span></text:p>
        </text:list-item>
        <text:list-item>
          <text:p text:style-name="P58">Третий поток выводит в файл результаты сложения матриц, которые имеются в resultQueue.</text:p>
        </text:list-item>
      </text:list>
      <text:p text:style-name="P34"/>
      <text:p text:style-name="P34">Исследование зависимости между количеством потоком, размерами входных данных и параметрами вычислительной системы.</text:p>
      <text:p text:style-name="P34"/>
      <text:p text:style-name="P39">Исследование для одного потребителя и <text:span text:style-name="T31">производителя</text:span>.</text:p>
      <text:p text:style-name="P29"/>
      <text:p text:style-name="P8"><text:span text:style-name="T13">Таблица 1 - Сравнение размера входных данных и времени вычисления </text:span><text:span text:style-name="T14">для одного потока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0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2.A1" office:value-type="string">
            <text:p text:style-name="P32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59">29</text:p>
          </table:table-cell>
          <table:table-cell table:style-name="Таблица2.A1" office:value-type="string">
            <text:p text:style-name="P33">1000 x 1000</text:p>
          </table:table-cell>
        </table:table-row>
        <table:table-row table:style-name="Таблица2.1">
          <table:table-cell table:style-name="Таблица2.A1" office:value-type="string">
            <text:p text:style-name="P45">269</text:p>
          </table:table-cell>
          <table:table-cell table:style-name="Таблица2.A1" office:value-type="string">
            <text:p text:style-name="P33">5000 x 5000</text:p>
          </table:table-cell>
        </table:table-row>
        <table:table-row table:style-name="Таблица2.1">
          <table:table-cell table:style-name="Таблица2.A1" office:value-type="string">
            <text:p text:style-name="P45">1022</text:p>
          </table:table-cell>
          <table:table-cell table:style-name="Таблица2.A1" office:value-type="string">
            <text:p text:style-name="P33">10000 x 10000</text:p>
          </table:table-cell>
        </table:table-row>
      </table:table>
      <text:p text:style-name="P27"/>
      <text:p text:style-name="P6"><text:span text:style-name="T13">В таблице 2 представлено сравнение размера входных данных и времени вычисления </text:span><text:span text:style-name="T15">при распределении на </text:span><text:span text:style-name="T16">5</text:span><text:span text:style-name="T15"> потоков.</text:span></text:p>
      <text:p text:style-name="P26"/>
      <text:p text:style-name="P28">Таблица 2 - Сравнение размера входных данных и времени вычисления <text:span text:style-name="T29">для пяти потоков:</text:span></text:p>
      <table:table table:name="Таблица3" table:style-name="Таблица3">
        <table:table-column table:style-name="Таблица3.A" table:number-columns-repeated="2"/>
        <text:soft-page-break/>
        <table:table-row table:style-name="Таблица3.1">
          <table:table-cell table:style-name="Таблица3.A1" office:value-type="string">
            <text:p text:style-name="P46"><text:span text:style-name="T13">Время вычисления</text:span><text:span text:style-name="T16">(</text:span><text:span text:style-name="T15">милисек.</text:span><text:span text:style-name="T16">)</text:span></text:p>
          </table:table-cell>
          <table:table-cell table:style-name="Таблица3.A1" office:value-type="string">
            <text:p text:style-name="P31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43">4</text:p>
          </table:table-cell>
          <table:table-cell table:style-name="Таблица3.A1" office:value-type="string">
            <text:p text:style-name="P31">1000 x 1000</text:p>
          </table:table-cell>
        </table:table-row>
        <table:table-row table:style-name="Таблица3.1">
          <table:table-cell table:style-name="Таблица3.A1" office:value-type="string">
            <text:p text:style-name="P44">78</text:p>
          </table:table-cell>
          <table:table-cell table:style-name="Таблица3.A1" office:value-type="string">
            <text:p text:style-name="P31">5000 x 5000</text:p>
          </table:table-cell>
        </table:table-row>
        <table:table-row table:style-name="Таблица3.1">
          <table:table-cell table:style-name="Таблица3.A1" office:value-type="string">
            <text:p text:style-name="P44">376</text:p>
          </table:table-cell>
          <table:table-cell table:style-name="Таблица3.A1" office:value-type="string">
            <text:p text:style-name="P31">10000 x 10000</text:p>
          </table:table-cell>
        </table:table-row>
      </table:table>
      <text:p text:style-name="P26"/>
      <text:p text:style-name="P39">Исследование для нескольких потребителей и <text:span text:style-name="T31">производителей</text:span>.</text:p>
      <text:p text:style-name="P39"/>
      <text:p text:style-name="P40">В таблице 3 представлено общее время работы программы в зависимости от кол-ва производителей и потребителей. Матрицы суммируются в один поток. </text:p>
      <text:p text:style-name="P40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51">Один <text:span text:style-name="T30">производитель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1">Два <text:span text:style-name="T30">производителя </text:span>и один потребитель <text:span text:style-name="T16">(</text:span><text:span text:style-name="T15">милисек.</text:span><text:span text:style-name="T16">)</text:span></text:p>
          </table:table-cell>
          <table:table-cell table:style-name="Таблица4.A1" office:value-type="string">
            <text:p text:style-name="P51">Два <text:span text:style-name="T30">производителя</text:span> и два потребителя <text:span text:style-name="T16">(</text:span><text:span text:style-name="T15">милисек.</text:span><text:span text:style-name="T16">)</text:span></text:p>
          </table:table-cell>
          <table:table-cell table:style-name="Таблица4.D1" office:value-type="string">
            <text:p text:style-name="P51">Размер генерируемых данных</text:p>
          </table:table-cell>
        </table:table-row>
        <table:table-row>
          <table:table-cell table:style-name="Таблица4.A2" office:value-type="string">
            <text:p text:style-name="P53">1099</text:p>
          </table:table-cell>
          <table:table-cell table:style-name="Таблица4.A2" office:value-type="string">
            <text:p text:style-name="P54">1085</text:p>
          </table:table-cell>
          <table:table-cell table:style-name="Таблица4.A2" office:value-type="string">
            <text:p text:style-name="P54">659</text:p>
          </table:table-cell>
          <table:table-cell table:style-name="Таблица4.D2" office:value-type="string">
            <text:p text:style-name="P41">6<text:span text:style-name="T19"> * </text:span>(<text:span text:style-name="T19">5000*5000</text:span>) </text:p>
          </table:table-cell>
        </table:table-row>
        <table:table-row>
          <table:table-cell table:style-name="Таблица4.A2" office:value-type="string">
            <text:p text:style-name="P55">7157</text:p>
          </table:table-cell>
          <table:table-cell table:style-name="Таблица4.A2" office:value-type="string">
            <text:p text:style-name="P54">7029</text:p>
          </table:table-cell>
          <table:table-cell table:style-name="Таблица4.A2" office:value-type="string">
            <text:p text:style-name="P54">4685</text:p>
          </table:table-cell>
          <table:table-cell table:style-name="Таблица4.D2" office:value-type="string">
            <text:p text:style-name="P49">1<text:span text:style-name="T33">2</text:span> * (10000*10000)</text:p>
          </table:table-cell>
        </table:table-row>
      </table:table>
      <text:p text:style-name="P40"/>
      <text:h text:style-name="P48" text:outline-level="2">Из результатов видно, что оптимальное время исполнения достигается путем создания одинакового кол-ва потребителей и производителей. В противном случае, потребитель\производитель<text:span text:style-name="T17"> не успевает суммировать\генерировать данные.</text:span></text:h>
      <text:p text:style-name="Text_20_body_20__28_user_29_"/>
      <text:h text:style-name="Heading_20_2" text:outline-level="2">Выводы.</text:h>
      <text:p text:style-name="P25">В ходе выполнения лабораторной работы была реализована программа на языке программировании С++, получены навыки работы с потоками, а так же <text:span text:style-name="T29">реализовано взаимодействия между ними по шаблону «производитель — потребитель»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in" fo:margin-bottom="0in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in" fo:margin-bottom="0in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16:00</meta:creation-date>
    <dc:language>ru-RU</dc:language>
    <dc:date>2022-10-03T16:33:56.547434056</dc:date>
    <meta:editing-cycles>6</meta:editing-cycles>
    <meta:editing-duration>PT3H53M44S</meta:editing-duration>
    <meta:generator>LibreOffice/7.3.6.2$Linux_X86_64 LibreOffice_project/30$Build-2</meta:generator>
    <meta:document-statistic meta:table-count="4" meta:image-count="0" meta:object-count="0" meta:page-count="4" meta:paragraph-count="74" meta:word-count="458" meta:character-count="3464" meta:non-whitespace-character-count="3068"/>
    <meta:user-defined meta:name="AppVersion">15.0000</meta:user-defined>
  </office:meta>
</office:document-meta>
</file>